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03cm" svg:stroke-color="#000000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svg:stroke-width="0.127cm" svg:stroke-color="#000000" draw:marker-start-width="0.39cm" draw:marker-end="Arrow" draw:marker-end-width="0.39cm" draw:textarea-vertical-align="middle" fo:padding-top="0.188cm" fo:padding-bottom="0.188cm" fo:padding-left="0.313cm" fo:padding-right="0.313cm"/>
    </style:style>
    <style:style style:name="gr3" style:family="graphic" style:parent-style-name="standard">
      <style:graphic-properties svg:stroke-width="0.203cm" svg:stroke-color="#000000" draw:marker-start-width="0.504cm" draw:marker-end="Arrow" draw:marker-end-width="0.504cm" draw:fill="solid" draw:fill-color="#ffffff" draw:textarea-horizontal-align="justify" draw:textarea-vertical-align="middle" draw:auto-grow-height="false" fo:padding-top="0.226cm" fo:padding-bottom="0.226cm" fo:padding-left="0.351cm" fo:padding-right="0.351cm"/>
    </style:style>
    <style:style style:name="gr4" style:family="graphic" style:parent-style-name="standard">
      <style:graphic-properties svg:stroke-width="0.127cm" svg:stroke-color="#000000" draw:marker-start-width="0.389cm" draw:marker-end="Arrow" draw:marker-end-width="0.389cm" draw:textarea-vertical-align="middle" fo:padding-top="0.187cm" fo:padding-bottom="0.187cm" fo:padding-left="0.312cm" fo:padding-right="0.312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915cm" svg:height="2.917cm" svg:x="6.37cm" svg:y="1.738cm">
          <text:p text:style-name="P1">HD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2.915cm" svg:height="2.917cm" svg:x="6.37cm" svg:y="5.987cm">
          <text:p text:style-name="P1">Cel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5.806cm" svg:height="2.918cm" svg:x="6.944cm" svg:y="10.736cm">
          <text:p text:style-name="P1">Cass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2.914cm" svg:height="2.917cm" svg:x="10.616cm" svg:y="5.987cm">
          <text:p text:style-name="P1"><text:span text:style-name="T1">Constra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2.915cm" svg:height="2.918cm" svg:x="14.113cm" svg:y="10.736cm">
          <text:p text:style-name="P1">Aar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2.915cm" svg:height="2.917cm" svg:x="8.376cm" svg:y="18.486cm">
          <text:p text:style-name="P1">Test</text:p>
          <text:p text:style-name="P1">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2.915cm" svg:height="2.917cm" svg:x="8.376cm" svg:y="22.735cm">
          <text:p text:style-name="P1">Wetla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2.915cm" svg:height="2.917cm" svg:x="2.27cm" svg:y="1.738cm">
          <text:p text:style-name="P1">Sony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7.827cm" svg:y1="4.655cm" svg:x2="7.827cm" svg:y2="5.987cm" draw:start-shape="id1" draw:start-glue-point="2" draw:end-shape="id2" draw:end-glue-point="0" svg:d="M7827 4655v1332" svg:viewBox="0 0 1 1333">
          <text:p/>
        </draw:connector>
        <draw:connector draw:style-name="gr2" draw:text-style-name="P1" draw:layer="layout" svg:x1="12.75cm" svg:y1="12.195cm" svg:x2="14.113cm" svg:y2="12.195cm" draw:start-shape="id3" draw:start-glue-point="1" draw:end-shape="id4" draw:end-glue-point="3" svg:d="M12750 12195h1363" svg:viewBox="0 0 1364 1">
          <text:p/>
        </draw:connector>
        <draw:custom-shape draw:style-name="gr1" draw:text-style-name="P1" xml:id="id5" draw:id="id5" draw:layer="layout" svg:width="2.915cm" svg:height="2.918cm" svg:x="2.813cm" svg:y="10.736cm">
          <text:p text:style-name="P1">Rya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5.728cm" svg:y1="12.195cm" svg:x2="6.944cm" svg:y2="12.195cm" draw:start-shape="id5" draw:start-glue-point="1" draw:end-shape="id3" draw:end-glue-point="3" svg:d="M5728 12195h1216" svg:viewBox="0 0 1217 1">
          <text:p/>
        </draw:connector>
        <draw:connector draw:style-name="gr2" draw:text-style-name="P1" draw:layer="layout" svg:x1="4.27cm" svg:y1="13.654cm" svg:x2="8.376cm" svg:y2="19.944cm" draw:start-shape="id5" draw:start-glue-point="2" draw:end-shape="id6" draw:end-glue-point="3" svg:d="M4270 13654v6290h4106" svg:viewBox="0 0 4107 6291">
          <text:p/>
        </draw:connector>
        <draw:connector draw:style-name="gr2" draw:text-style-name="P1" draw:layer="layout" svg:x1="9.833cm" svg:y1="22.735cm" svg:x2="9.833cm" svg:y2="21.403cm" draw:start-shape="id7" draw:start-glue-point="0" draw:end-shape="id6" draw:end-glue-point="2" svg:d="M9833 22735v-1332" svg:viewBox="0 0 1 1333">
          <text:p/>
        </draw:connector>
        <draw:connector draw:style-name="gr2" draw:text-style-name="P1" draw:layer="layout" svg:x1="7.827cm" svg:y1="8.904cm" svg:x2="9.847cm" svg:y2="10.736cm" draw:start-shape="id2" draw:start-glue-point="2" draw:end-shape="id3" svg:d="M7827 8904v916h2020v916" svg:viewBox="0 0 2021 1833">
          <text:p/>
        </draw:connector>
        <draw:connector draw:style-name="gr2" draw:text-style-name="P1" draw:layer="layout" svg:x1="12.073cm" svg:y1="8.904cm" svg:x2="9.847cm" svg:y2="10.736cm" draw:start-shape="id8" draw:start-glue-point="2" draw:end-shape="id3" draw:end-glue-point="0" svg:d="M12073 8904v916h-2226v916" svg:viewBox="0 0 2227 1833">
          <text:p/>
        </draw:connector>
        <draw:custom-shape draw:style-name="gr1" draw:text-style-name="P2" xml:id="id9" draw:id="id9" draw:layer="layout" svg:width="2.915cm" svg:height="2.917cm" svg:x="8.39cm" svg:y="14.812cm">
          <text:p text:style-name="P1"><text:span text:style-name="T1">Photo </text:span></text:p>
          <text:p text:style-name="P1"><text:span text:style-name="T1">Lithogra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9.847cm" svg:y1="13.654cm" svg:x2="9.847cm" svg:y2="14.812cm" draw:start-shape="id3" draw:start-glue-point="2" draw:end-shape="id9" draw:end-glue-point="0" svg:d="M9847 13654v1158" svg:viewBox="0 0 1 1159">
          <text:p/>
        </draw:connector>
        <draw:custom-shape draw:style-name="gr3" draw:text-style-name="P1" xml:id="id10" draw:id="id10" draw:layer="layout" svg:width="2.867cm" svg:height="2.767cm" svg:x="14.134cm" svg:y="14.882cm">
          <text:p text:style-name="P1">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305cm" svg:y1="16.27cm" svg:x2="14.134cm" svg:y2="16.266cm" draw:start-shape="id9" draw:start-glue-point="1" draw:end-shape="id10" draw:end-glue-point="6" svg:d="M11305 16270h1414v-4h1415" svg:viewBox="0 0 2830 5">
          <text:p/>
        </draw:connector>
        <draw:connector draw:style-name="gr2" draw:text-style-name="P1" draw:layer="layout" svg:x1="15.57cm" svg:y1="13.654cm" svg:x2="15.568cm" svg:y2="14.882cm" draw:start-shape="id4" draw:start-glue-point="2" draw:end-shape="id10" draw:end-glue-point="4" svg:d="M15570 13654v614h-2v614" svg:viewBox="0 0 3 1229">
          <text:p/>
        </draw:connector>
        <draw:connector draw:style-name="gr2" draw:text-style-name="P1" draw:layer="layout" svg:x1="15.568cm" svg:y1="17.649cm" svg:x2="11.291cm" svg:y2="19.944cm" draw:start-shape="id10" draw:start-glue-point="8" draw:end-shape="id6" draw:end-glue-point="1" svg:d="M15568 17649v2295h-4277" svg:viewBox="0 0 4278 2296">
          <text:p/>
        </draw:connector>
        <draw:connector draw:style-name="gr2" draw:text-style-name="P1" draw:layer="layout" svg:x1="12.073cm" svg:y1="8.904cm" svg:x2="4.27cm" svg:y2="10.736cm" draw:start-shape="id8" draw:start-glue-point="2" draw:end-shape="id5" draw:end-glue-point="0" svg:d="M12073 8904v916h-7803v916" svg:viewBox="0 0 7804 1833">
          <text:p/>
        </draw:connector>
        <draw:connector draw:style-name="gr2" draw:text-style-name="P1" draw:layer="layout" svg:x1="3.727cm" svg:y1="4.655cm" svg:x2="6.37cm" svg:y2="7.445cm" draw:start-shape="id11" draw:start-glue-point="2" draw:end-shape="id2" draw:end-glue-point="3" svg:d="M3727 4655v2790h2643" svg:viewBox="0 0 2644 2791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5T12:35:45.149463070</meta:creation-date>
    <meta:editing-duration>PT4M49S</meta:editing-duration>
    <meta:editing-cycles>3</meta:editing-cycles>
    <meta:generator>LibreOffice/4.2.7.2$Linux_X86_64 LibreOffice_project/420m0$Build-2</meta:generator>
    <dc:date>2015-02-25T15:27:50.824665973</dc:date>
    <meta:document-statistic meta:object-count="47"/>
  </office:meta>
</office:document-meta>
</file>